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450502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54096" calcext:value-type="float">
            <text:p>117.3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0502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61616" calcext:value-type="float">
            <text:p>116.5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0502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92224" calcext:value-type="float">
            <text:p>116.0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0502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7264" calcext:value-type="float">
            <text:p>116.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0502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2776" calcext:value-type="float">
            <text:p>115.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0502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3152" calcext:value-type="float">
            <text:p>115.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0502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37616" calcext:value-type="float">
            <text:p>115.0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0502</text:p>
          </table:table-cell>
          <table:table-cell office:value-type="string" calcext:value-type="string">
            <text:p>2018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43256" calcext:value-type="float">
            <text:p>114.4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0502</text:p>
          </table:table-cell>
          <table:table-cell office:value-type="string" calcext:value-type="string">
            <text:p>201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63168" calcext:value-type="float">
            <text:p>115.2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0502</text:p>
          </table:table-cell>
          <table:table-cell office:value-type="string" calcext:value-type="string">
            <text:p>2016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4008" calcext:value-type="float">
            <text:p>114.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0502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954" calcext:value-type="float">
            <text:p>115.5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0502</text:p>
          </table:table-cell>
          <table:table-cell office:value-type="string" calcext:value-type="string">
            <text:p>201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16936" calcext:value-type="float">
            <text:p>117.2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0502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91696" calcext:value-type="float">
            <text:p>113.3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0502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10112" calcext:value-type="float">
            <text:p>112.9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0502</text:p>
          </table:table-cell>
          <table:table-cell office:value-type="string" calcext:value-type="string">
            <text:p>201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96752" calcext:value-type="float">
            <text:p>112.6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0502</text:p>
          </table:table-cell>
          <table:table-cell office:value-type="string" calcext:value-type="string">
            <text:p>200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9824" calcext:value-type="float">
            <text:p>112.1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0502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6232" calcext:value-type="float">
            <text:p>112.3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0502</text:p>
          </table:table-cell>
          <table:table-cell office:value-type="string" calcext:value-type="string">
            <text:p>2007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188" calcext:value-type="float">
            <text:p>112.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0502</text:p>
          </table:table-cell>
          <table:table-cell office:value-type="string" calcext:value-type="string">
            <text:p>200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90144" calcext:value-type="float">
            <text:p>114.6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0502</text:p>
          </table:table-cell>
          <table:table-cell office:value-type="string" calcext:value-type="string">
            <text:p>200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1128" calcext:value-type="float">
            <text:p>113.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0502</text:p>
          </table:table-cell>
          <table:table-cell office:value-type="string" calcext:value-type="string">
            <text:p>200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0544" calcext:value-type="float">
            <text:p>112.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0502</text:p>
          </table:table-cell>
          <table:table-cell office:value-type="string" calcext:value-type="string">
            <text:p>200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01096" calcext:value-type="float">
            <text:p>112.4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0502</text:p>
          </table:table-cell>
          <table:table-cell office:value-type="string" calcext:value-type="string">
            <text:p>200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064" calcext:value-type="float">
            <text:p>111.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0502</text:p>
          </table:table-cell>
          <table:table-cell office:value-type="string" calcext:value-type="string">
            <text:p>199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9448" calcext:value-type="float">
            <text:p>112.1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0502</text:p>
          </table:table-cell>
          <table:table-cell office:value-type="string" calcext:value-type="string">
            <text:p>199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7704" calcext:value-type="float">
            <text:p>113.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0502</text:p>
          </table:table-cell>
          <table:table-cell office:value-type="string" calcext:value-type="string">
            <text:p>199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65888" calcext:value-type="float">
            <text:p>114.1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0502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64008" calcext:value-type="float">
            <text:p>114.3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0502</text:p>
          </table:table-cell>
          <table:table-cell office:value-type="string" calcext:value-type="string">
            <text:p>199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18728" calcext:value-type="float">
            <text:p>110.2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0502</text:p>
          </table:table-cell>
          <table:table-cell office:value-type="string" calcext:value-type="string">
            <text:p>199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432" calcext:value-type="float">
            <text:p>110.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0502</text:p>
          </table:table-cell>
          <table:table-cell office:value-type="string" calcext:value-type="string">
            <text:p>198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2232" calcext:value-type="float">
            <text:p>110.8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0502</text:p>
          </table:table-cell>
          <table:table-cell office:value-type="string" calcext:value-type="string">
            <text:p>1988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3196" calcext:value-type="float">
            <text:p>110.9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0502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776" calcext:value-type="float">
            <text:p>111.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0502</text:p>
          </table:table-cell>
          <table:table-cell office:value-type="string" calcext:value-type="string">
            <text:p>198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9976" calcext:value-type="float">
            <text:p>111.0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0502</text:p>
          </table:table-cell>
          <table:table-cell office:value-type="string" calcext:value-type="string">
            <text:p>198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45376" calcext:value-type="float">
            <text:p>108.5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0502</text:p>
          </table:table-cell>
          <table:table-cell office:value-type="string" calcext:value-type="string">
            <text:p>197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35064" calcext:value-type="float">
            <text:p>108.3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0502</text:p>
          </table:table-cell>
          <table:table-cell office:value-type="string" calcext:value-type="string">
            <text:p>197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01664" calcext:value-type="float">
            <text:p>107.8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0502</text:p>
          </table:table-cell>
          <table:table-cell office:value-type="string" calcext:value-type="string">
            <text:p>197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0896" calcext:value-type="float">
            <text:p>106.9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0502</text:p>
          </table:table-cell>
          <table:table-cell office:value-type="string" calcext:value-type="string">
            <text:p>197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18456" calcext:value-type="float">
            <text:p>106.5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0502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24352" calcext:value-type="float">
            <text:p>104.9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0502</text:p>
          </table:table-cell>
          <table:table-cell office:value-type="string" calcext:value-type="string">
            <text:p>197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256" calcext:value-type="float">
            <text:p>104.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0502</text:p>
          </table:table-cell>
          <table:table-cell office:value-type="string" calcext:value-type="string">
            <text:p>196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